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354cm" fo:min-width="5.977cm"/>
    </style:style>
    <style:style style:name="gr2" style:family="graphic" style:parent-style-name="standard">
      <style:graphic-properties svg:stroke-color="#3465a4" draw:marker-start="CF_20_Many_20_One" draw:marker-start-width="0.406cm" draw:marker-end="CF_20_Many_20_One" draw:marker-end-width="0.356cm" draw:textarea-vertical-align="middle"/>
    </style:style>
    <style:style style:name="gr3" style:family="graphic" style:parent-style-name="standard">
      <style:graphic-properties svg:stroke-color="#3465a4" draw:marker-start="CF_20_Many" draw:marker-start-width="0.406cm" draw:marker-end="CF_20_Zero_20_Many" draw:marker-end-width="0.406cm" draw:textarea-vertical-align="middle"/>
    </style:style>
    <style:style style:name="gr4" style:family="graphic" style:parent-style-name="standard">
      <style:graphic-properties svg:stroke-color="#3465a4" draw:marker-start="CF_20_Zero_20_Many" draw:marker-start-width="0.406cm" draw:marker-end="CF_20_Many_20_One" draw:marker-end-width="0.406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6.604cm" svg:x="2.143cm" svg:y="9.89cm">
          <text:p text:style-name="P1">Artisti</text:p>
          <text:p text:style-name="P1"/>
          <text:p text:style-name="P1">- Nimi (String)</text:p>
          <text:p text:style-name="P1"><text:span text:style-name="T1">- Vinyylit (array)</text:span></text:p>
          <text:p text:style-name="P1">(- Kuva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477cm" svg:height="6.604cm" svg:x="8.239cm" svg:y="1cm">
          <text:p text:style-name="P1">Vinyyli</text:p>
          <text:p text:style-name="P1"/>
          <text:p text:style-name="P1">- Nimi (String)</text:p>
          <text:p text:style-name="P1"><text:span text:style-name="T1">- Artisti </text:span>(String)</text:p>
          <text:p text:style-name="P1">- Genre</text:p>
          <text:p text:style-name="P1">- Julkaisuvuosi (int)</text:p>
          <text:p text:style-name="P1">- Pituus (double)</text:p>
          <text:p text:style-name="P1">(- Kuva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77cm" svg:height="6.604cm" svg:x="13.954cm" svg:y="9.89cm">
          <text:p text:style-name="P1">Genre</text:p>
          <text:p text:style-name="P1"/>
          <text:p text:style-name="P1">- Nimi</text:p>
          <text:p text:style-name="P1">-Vinyylit</text:p>
          <text:p text:style-name="P1">- Artisti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81cm" svg:y1="9.89cm" svg:x2="8.239cm" svg:y2="4.302cm" draw:start-shape="id1" draw:start-glue-point="0" draw:end-shape="id2" draw:end-glue-point="3" svg:d="M5381 9890v-5588h2858" svg:viewBox="0 0 2859 5589">
          <text:p/>
        </draw:connector>
        <draw:connector draw:style-name="gr3" draw:text-style-name="P1" draw:layer="layout" svg:x1="17.192cm" svg:y1="9.89cm" svg:x2="14.716cm" svg:y2="4.302cm" draw:start-shape="id3" draw:start-glue-point="0" draw:end-shape="id2" draw:end-glue-point="1" svg:d="M17192 9890v-5588h-2476" svg:viewBox="0 0 2477 5589">
          <text:p/>
        </draw:connector>
        <draw:connector draw:style-name="gr4" draw:text-style-name="P1" draw:layer="layout" svg:x1="8.62cm" svg:y1="13.192cm" svg:x2="13.954cm" svg:y2="13.192cm" draw:start-shape="id1" draw:start-glue-point="1" draw:end-shape="id3" draw:end-glue-point="3" svg:d="M8620 13192h5334" svg:viewBox="0 0 533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5:05:43.208368625</meta:creation-date>
    <dc:date>2019-04-21T15:50:32.251236829</dc:date>
    <meta:editing-duration>PT27M10S</meta:editing-duration>
    <meta:editing-cycles>5</meta:editing-cycles>
    <meta:generator>LibreOffice/6.0.7.3$Linux_X86_64 LibreOffice_project/00m0$Build-3</meta:generator>
    <meta:document-statistic meta:object-count="6"/>
  </office:meta>
</office:document-meta>
</file>